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IT System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843cm" svg:y="6.4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351cm" svg:y="9.6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798cm" svg:y="8.8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655cm" svg:y="11.5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557cm" svg:y="4.8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7cm" svg:y="15.3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4.105cm" svg:y="5.6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288cm" svg:y1="27.107cm" svg:x2="30.288cm" svg:y2="17.033cm" draw:end-shape="id1" svg:d="M30288 27107v-10074" svg:viewBox="0 0 1 100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1.328cm" svg:y1="29.978cm" svg:x2="51.328cm" svg:y2="33.027cm">
                <text:p/>
              </draw:line>
              <draw:line draw:style-name="gr11" draw:text-style-name="P1" draw:layer="layout" svg:x1="49.994cm" svg:y1="30.914cm" svg:x2="52.661cm" svg:y2="30.914cm">
                <text:p/>
              </draw:line>
              <draw:line draw:style-name="gr11" draw:text-style-name="P1" draw:layer="layout" svg:x1="49.994cm" svg:y1="33.974cm" svg:x2="51.328cm" svg:y2="32.958cm">
                <text:p/>
              </draw:line>
              <draw:line draw:style-name="gr11" draw:text-style-name="P1" draw:layer="layout" svg:x1="52.661cm" svg:y1="33.963cm" svg:x2="51.351cm" svg:y2="32.979cm">
                <text:p/>
              </draw:line>
              <draw:custom-shape draw:style-name="gr12" draw:text-style-name="P1" draw:layer="layout" svg:width="1.778cm" svg:height="1.525cm" svg:x="50.4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905cm" svg:y="34.101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9.051cm" svg:y="27.543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6.619cm" svg:y="26.79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7.378cm" svg:y="7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2.204cm" svg:y="11.2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2.331cm" svg:y="8.6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2.458cm" svg:y="8.5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7.759cm" svg:y="9.9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8.034cm" svg:y1="10.26cm" svg:x2="48.034cm" svg:y2="12.165cm">
                      <text:p/>
                    </draw:line>
                    <draw:line draw:style-name="gr16" draw:text-style-name="P1" draw:layer="layout" svg:x1="48.034cm" svg:y1="12.165cm" svg:x2="51.422cm" svg:y2="12.165cm">
                      <text:p/>
                    </draw:line>
                  </draw:g>
                  <draw:custom-shape draw:style-name="gr17" draw:text-style-name="P1" draw:layer="layout" svg:width="3.175cm" svg:height="1.27cm" svg:x="48.126cm" svg:y="10.8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7.759cm" svg:y="8.2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7.378cm" svg:y="13.371cm">
                <draw:text-box>
                  <text:p text:style-name="P1"><text:span text:style-name="T1">Reporting Tool</text:span></text:p>
                </draw:text-box>
              </draw:frame>
            </draw:g>
            <draw:frame draw:style-name="gr6" draw:text-style-name="P3" draw:layer="layout" svg:width="2.286cm" svg:height="1.27cm" svg:x="45.6cm" svg:y="6.7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5.605cm" svg:y="5.5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8.59cm" svg:y1="27.67cm" svg:x2="8.59cm" svg:y2="15.938cm" draw:start-shape="id2" draw:start-glue-point="0" draw:end-shape="id3" draw:end-glue-point="2" svg:d="M8590 27670v-11732" svg:viewBox="0 0 1 11733">
          <text:p/>
        </draw:connector>
        <draw:connector draw:style-name="gr18" draw:text-style-name="P1" draw:layer="layout" svg:x1="51.508cm" svg:y1="26.797cm" svg:x2="51.508cm" svg:y2="16.327cm" draw:start-shape="id4" draw:start-glue-point="0" draw:end-shape="id5" draw:end-glue-point="2" svg:d="M51508 26797v-10470" svg:viewBox="0 0 1 10471">
          <text:p/>
        </draw:connector>
        <draw:connector draw:style-name="gr19" draw:text-style-name="P1" draw:layer="layout" svg:x1="14.75cm" svg:y1="10.937cm" svg:x2="23.557cm" svg:y2="10.937cm" draw:start-shape="id3" draw:start-glue-point="1" draw:end-shape="id1" draw:end-glue-point="3" svg:d="M14750 10937h8807" svg:viewBox="0 0 8808 1">
          <text:p/>
        </draw:connector>
        <draw:connector draw:style-name="gr20" draw:text-style-name="P1" draw:layer="layout" svg:x1="45.6cm" svg:y1="10.937cm" svg:x2="37.019cm" svg:y2="10.937cm" draw:start-shape="id5" draw:start-glue-point="3" draw:end-shape="id1" draw:end-glue-point="1" svg:d="M45600 10937h-8581" svg:viewBox="0 0 8582 1">
          <text:p/>
        </draw:connector>
        <draw:frame draw:style-name="gr21" draw:text-style-name="P3" draw:layer="layout" svg:width="4.699cm" svg:height="1.119cm" svg:x="8.1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4.932cm" svg:y="11.8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7.576cm" svg:y="11.6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5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007cm" svg:y="22.07cm">
          <draw:text-box>
            <text:p text:style-name="P1"><text:span text:style-name="T1">uses</text:span></text:p>
          </draw:text-box>
        </draw:frame>
        <draw:g>
          <draw:g>
            <draw:g>
              <draw:line draw:style-name="gr10" draw:text-style-name="P1" draw:layer="layout" svg:x1="30.093cm" svg:y1="30.343cm" svg:x2="30.093cm" svg:y2="33.392cm">
                <text:p/>
              </draw:line>
              <draw:line draw:style-name="gr11" draw:text-style-name="P1" draw:layer="layout" svg:x1="28.759cm" svg:y1="31.279cm" svg:x2="31.426cm" svg:y2="31.279cm">
                <text:p/>
              </draw:line>
              <draw:line draw:style-name="gr11" draw:text-style-name="P1" draw:layer="layout" svg:x1="28.759cm" svg:y1="34.339cm" svg:x2="30.093cm" svg:y2="33.323cm">
                <text:p/>
              </draw:line>
              <draw:line draw:style-name="gr11" draw:text-style-name="P1" draw:layer="layout" svg:x1="31.426cm" svg:y1="34.328cm" svg:x2="30.116cm" svg:y2="33.344cm">
                <text:p/>
              </draw:line>
              <draw:custom-shape draw:style-name="gr12" draw:text-style-name="P1" draw:layer="layout" svg:width="1.778cm" svg:height="1.525cm" svg:x="29.204cm" svg:y="28.7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67cm" svg:y="34.466cm">
                <draw:text-box>
                  <text:p text:style-name="P1"><text:span text:style-name="T1">Service Provider</text:span></text:p>
                </draw:text-box>
              </draw:frame>
            </draw:g>
            <draw:frame draw:style-name="gr6" draw:text-style-name="P3" draw:layer="layout" svg:width="1.651cm" svg:height="1.27cm" svg:x="27.816cm" svg:y="27.908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384cm" svg:y="27.162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41cm" svg:y1="30.851cm" svg:x2="8.41cm" svg:y2="33.9cm">
                <text:p/>
              </draw:line>
              <draw:line draw:style-name="gr11" draw:text-style-name="P1" draw:layer="layout" svg:x1="7.076cm" svg:y1="31.787cm" svg:x2="9.743cm" svg:y2="31.787cm">
                <text:p/>
              </draw:line>
              <draw:line draw:style-name="gr11" draw:text-style-name="P1" draw:layer="layout" svg:x1="7.076cm" svg:y1="34.847cm" svg:x2="8.41cm" svg:y2="33.831cm">
                <text:p/>
              </draw:line>
              <draw:line draw:style-name="gr11" draw:text-style-name="P1" draw:layer="layout" svg:x1="9.743cm" svg:y1="34.836cm" svg:x2="8.433cm" svg:y2="33.852cm">
                <text:p/>
              </draw:line>
              <draw:custom-shape draw:style-name="gr12" draw:text-style-name="P1" draw:layer="layout" svg:width="1.778cm" svg:height="1.525cm" svg:x="7.5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5.9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6.1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3.7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4.717cm" svg:y="7.4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5.119cm" svg:y="10.7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5.825cm" svg:y="8.4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837cm" svg:y="9.2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5.85cm" svg:y="10.0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3.041cm" svg:y="6.3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431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3.574cm" svg:y="14.1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0.686cm" svg:y="8.8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9.543cm" svg:y="11.4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draw:layer="layout" svg:width="4.826cm" svg:height="1.524cm" svg:x="18.31cm" svg:y="9.609cm">
          <draw:text-box>
            <text:p text:style-name="P1"><text:span text:style-name="T3">HTTP</text:span></text:p>
          </draw:text-box>
        </draw:frame>
        <draw:frame draw:style-name="gr25" draw:text-style-name="P6" draw:layer="layout" svg:width="4.826cm" svg:height="1.524cm" svg:x="38.719cm" svg:y="9.763cm">
          <draw:text-box>
            <text:p text:style-name="P1"><text:span text:style-name="T3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1-21T14:30:45.777147079</dc:date>
    <dc:creator>darjeeling </dc:creator>
    <meta:editing-duration>PT29M24S</meta:editing-duration>
    <meta:editing-cycles>13</meta:editing-cycles>
    <meta:generator>LibreOffice/4.2.7.2$Linux_X86_64 LibreOffice_project/420m0$Build-2</meta:generator>
    <meta:document-statistic meta:object-count="95"/>
  </office:meta>
</office:document-meta>
</file>